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bsErr_m</text:p>
          </table:table-cell>
          <table:table-cell office:value-type="string" calcext:value-type="string">
            <text:p>absErr_sd</text:p>
          </table:table-cell>
          <table:table-cell office:value-type="string" calcext:value-type="string">
            <text:p>c_loErr</text:p>
          </table:table-cell>
          <table:table-cell office:value-type="string" calcext:value-type="string">
            <text:p>ERBerr_m</text:p>
          </table:table-cell>
          <table:table-cell office:value-type="string" calcext:value-type="string">
            <text:p>ERBerr_sd</text:p>
          </table:table-cell>
          <table:table-cell office:value-type="string" calcext:value-type="string">
            <text:p>c_loERBerr</text:p>
          </table:table-cell>
          <table:table-cell office:value-type="string" calcext:value-type="string">
            <text:p>c_ERBerr_lt_2</text:p>
          </table:table-cell>
          <table:table-cell office:value-type="string" calcext:value-type="string">
            <text:p>pTag_m</text:p>
          </table:table-cell>
          <table:table-cell office:value-type="string" calcext:value-type="string">
            <text:p>pTag_m_w_ERBerr_lt_2</text:p>
          </table:table-cell>
          <table:table-cell office:value-type="string" calcext:value-type="string">
            <text:p>pTag_m_w_ERBerr_gt_2</text:p>
          </table:table-cell>
          <table:table-cell office:value-type="string" calcext:value-type="string">
            <text:p>c_ERBerr_gt_2</text:p>
          </table:table-cell>
          <table:table-cell office:value-type="string" calcext:value-type="string">
            <text:p>%_ERBdist &lt; 2</text:p>
          </table:table-cell>
          <table:table-cell office:value-type="string" calcext:value-type="string">
            <text:p>% ERBdist &lt; mean</text:p>
          </table:table-cell>
        </table:table-row>
        <table:table-row table:style-name="ro1">
          <table:table-cell office:value-type="string" calcext:value-type="string">
            <text:p>results//carlos_ESS.txt</text:p>
          </table:table-cell>
          <table:table-cell office:value-type="float" office:value="635" calcext:value-type="float">
            <text:p>635</text:p>
          </table:table-cell>
          <table:table-cell office:value-type="float" office:value="261.631880806" calcext:value-type="float">
            <text:p>261.631880806</text:p>
          </table:table-cell>
          <table:table-cell office:value-type="float" office:value="828.108581613" calcext:value-type="float">
            <text:p>828.108581613</text:p>
          </table:table-cell>
          <table:table-cell office:value-type="float" office:value="518" calcext:value-type="float">
            <text:p>518</text:p>
          </table:table-cell>
          <table:table-cell office:value-type="float" office:value="5.29606299213" calcext:value-type="float">
            <text:p>5.2960629921</text:p>
          </table:table-cell>
          <table:table-cell office:value-type="float" office:value="8.04518148521" calcext:value-type="float">
            <text:p>8.0451814852</text:p>
          </table:table-cell>
          <table:table-cell office:value-type="float" office:value="446" calcext:value-type="float">
            <text:p>446</text:p>
          </table:table-cell>
          <table:table-cell office:value-type="float" office:value="381" calcext:value-type="float">
            <text:p>381</text:p>
          </table:table-cell>
          <table:table-cell office:value-type="float" office:value="524.701882864" calcext:value-type="float">
            <text:p>524.701882864</text:p>
          </table:table-cell>
          <table:table-cell office:value-type="float" office:value="354.036427851" calcext:value-type="float">
            <text:p>354.036427851</text:p>
          </table:table-cell>
          <table:table-cell office:value-type="float" office:value="780.700065382" calcext:value-type="float">
            <text:p>780.700065382</text:p>
          </table:table-cell>
          <table:table-cell table:formula="of:=[.B2]-[.I2]" office:value-type="float" office:value="254" calcext:value-type="float">
            <text:p>254</text:p>
          </table:table-cell>
          <table:table-cell table:formula="of:=[.I2]/[.B2]" office:value-type="float" office:value="0.6" calcext:value-type="float">
            <text:p>0.6</text:p>
          </table:table-cell>
          <table:table-cell table:formula="of:=[.H2]/[.B2]" office:value-type="float" office:value="0.702362204724409" calcext:value-type="float">
            <text:p>0.7023622047</text:p>
          </table:table-cell>
        </table:table-row>
        <table:table-row table:style-name="ro1">
          <table:table-cell office:value-type="string" calcext:value-type="string">
            <text:p>results//carlos_JSON.txt</text:p>
          </table:table-cell>
          <table:table-cell office:value-type="float" office:value="564" calcext:value-type="float">
            <text:p>564</text:p>
          </table:table-cell>
          <table:table-cell office:value-type="float" office:value="305.120315555" calcext:value-type="float">
            <text:p>305.120315555</text:p>
          </table:table-cell>
          <table:table-cell office:value-type="float" office:value="870.43659113" calcext:value-type="float">
            <text:p>870.43659113</text:p>
          </table:table-cell>
          <table:table-cell office:value-type="float" office:value="461" calcext:value-type="float">
            <text:p>461</text:p>
          </table:table-cell>
          <table:table-cell office:value-type="float" office:value="5.82446808511" calcext:value-type="float">
            <text:p>5.8244680851</text:p>
          </table:table-cell>
          <table:table-cell office:value-type="float" office:value="7.52131985603" calcext:value-type="float">
            <text:p>7.521319856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586.188706655" calcext:value-type="float">
            <text:p>586.188706655</text:p>
          </table:table-cell>
          <table:table-cell office:value-type="float" office:value="371.61223977" calcext:value-type="float">
            <text:p>371.61223977</text:p>
          </table:table-cell>
          <table:table-cell office:value-type="float" office:value="686.771425507" calcext:value-type="float">
            <text:p>686.771425507</text:p>
          </table:table-cell>
          <table:table-cell table:formula="of:=[.B3]-[.I3]" office:value-type="float" office:value="384" calcext:value-type="float">
            <text:p>384</text:p>
          </table:table-cell>
          <table:table-cell table:formula="of:=[.I3]/[.B3]" office:value-type="float" office:value="0.319148936170213" calcext:value-type="float">
            <text:p>0.3191489362</text:p>
          </table:table-cell>
          <table:table-cell table:formula="of:=[.H3]/[.B3]" office:value-type="float" office:value="0.647163120567376" calcext:value-type="float">
            <text:p>0.6471631206</text:p>
          </table:table-cell>
        </table:table-row>
        <table:table-row table:style-name="ro1">
          <table:table-cell office:value-type="string" calcext:value-type="string">
            <text:p>results//good-sounds_ESS.txt</text:p>
          </table:table-cell>
          <table:table-cell office:value-type="float" office:value="187" calcext:value-type="float">
            <text:p>187</text:p>
          </table:table-cell>
          <table:table-cell office:value-type="float" office:value="70.0534705894" calcext:value-type="float">
            <text:p>70.0534705894</text:p>
          </table:table-cell>
          <table:table-cell office:value-type="float" office:value="234.979305094" calcext:value-type="float">
            <text:p>234.979305094</text:p>
          </table:table-cell>
          <table:table-cell office:value-type="float" office:value="169" calcext:value-type="float">
            <text:p>169</text:p>
          </table:table-cell>
          <table:table-cell office:value-type="float" office:value="1.9679144385" calcext:value-type="float">
            <text:p>1.9679144385</text:p>
          </table:table-cell>
          <table:table-cell office:value-type="float" office:value="3.15195168011" calcext:value-type="float">
            <text:p>3.151951680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617.628806836" calcext:value-type="float">
            <text:p>617.628806836</text:p>
          </table:table-cell>
          <table:table-cell office:value-type="float" office:value="554.278602032" calcext:value-type="float">
            <text:p>554.278602032</text:p>
          </table:table-cell>
          <table:table-cell office:value-type="float" office:value="1177.77798616" calcext:value-type="float">
            <text:p>1177.77798616</text:p>
          </table:table-cell>
          <table:table-cell table:formula="of:=[.B4]-[.I4]" office:value-type="float" office:value="19" calcext:value-type="float">
            <text:p>19</text:p>
          </table:table-cell>
          <table:table-cell table:formula="of:=[.I4]/[.B4]" office:value-type="float" office:value="0.898395721925134" calcext:value-type="float">
            <text:p>0.8983957219</text:p>
          </table:table-cell>
          <table:table-cell table:formula="of:=[.H4]/[.B4]" office:value-type="float" office:value="0.898395721925134" calcext:value-type="float">
            <text:p>0.8983957219</text:p>
          </table:table-cell>
        </table:table-row>
        <table:table-row table:style-name="ro1">
          <table:table-cell office:value-type="string" calcext:value-type="string">
            <text:p>results//good-sounds_JSON.txt</text:p>
          </table:table-cell>
          <table:table-cell office:value-type="float" office:value="185" calcext:value-type="float">
            <text:p>185</text:p>
          </table:table-cell>
          <table:table-cell office:value-type="float" office:value="69.19112925" calcext:value-type="float">
            <text:p>69.19112925</text:p>
          </table:table-cell>
          <table:table-cell office:value-type="float" office:value="110.571245623" calcext:value-type="float">
            <text:p>110.571245623</text:p>
          </table:table-cell>
          <table:table-cell office:value-type="float" office:value="126" calcext:value-type="float">
            <text:p>126</text:p>
          </table:table-cell>
          <table:table-cell office:value-type="float" office:value="1.92972972973" calcext:value-type="float">
            <text:p>1.9297297297</text:p>
          </table:table-cell>
          <table:table-cell office:value-type="float" office:value="1.4483662492" calcext:value-type="float">
            <text:p>1.448366249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24.041013237" calcext:value-type="float">
            <text:p>624.041013237</text:p>
          </table:table-cell>
          <table:table-cell office:value-type="float" office:value="499.209674466" calcext:value-type="float">
            <text:p>499.209674466</text:p>
          </table:table-cell>
          <table:table-cell office:value-type="float" office:value="774.135837235" calcext:value-type="float">
            <text:p>774.135837235</text:p>
          </table:table-cell>
          <table:table-cell table:formula="of:=[.B5]-[.I5]" office:value-type="float" office:value="84" calcext:value-type="float">
            <text:p>84</text:p>
          </table:table-cell>
          <table:table-cell table:formula="of:=[.I5]/[.B5]" office:value-type="float" office:value="0.545945945945946" calcext:value-type="float">
            <text:p>0.5459459459</text:p>
          </table:table-cell>
          <table:table-cell table:formula="of:=[.H5]/[.B5]" office:value-type="float" office:value="0.545945945945946" calcext:value-type="float">
            <text:p>0.5459459459</text:p>
          </table:table-cell>
        </table:table-row>
        <table:table-row table:style-name="ro1">
          <table:table-cell office:value-type="string" calcext:value-type="string">
            <text:p>results//IOWA_piano_ESS.txt</text:p>
          </table:table-cell>
          <table:table-cell office:value-type="float" office:value="259" calcext:value-type="float">
            <text:p>259</text:p>
          </table:table-cell>
          <table:table-cell office:value-type="float" office:value="430.034780753" calcext:value-type="float">
            <text:p>430.034780753</text:p>
          </table:table-cell>
          <table:table-cell office:value-type="float" office:value="916.899961575" calcext:value-type="float">
            <text:p>916.899961575</text:p>
          </table:table-cell>
          <table:table-cell office:value-type="float" office:value="197" calcext:value-type="float">
            <text:p>197</text:p>
          </table:table-cell>
          <table:table-cell office:value-type="float" office:value="5.91891891892" calcext:value-type="float">
            <text:p>5.9189189189</text:p>
          </table:table-cell>
          <table:table-cell office:value-type="float" office:value="10.297373301" calcext:value-type="float">
            <text:p>10.297373301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841.389503717" calcext:value-type="float">
            <text:p>841.389503717</text:p>
          </table:table-cell>
          <table:table-cell office:value-type="float" office:value="348.718867517" calcext:value-type="float">
            <text:p>348.718867517</text:p>
          </table:table-cell>
          <table:table-cell office:value-type="float" office:value="2253.22177462" calcext:value-type="float">
            <text:p>2253.22177462</text:p>
          </table:table-cell>
          <table:table-cell table:formula="of:=[.B6]-[.I6]" office:value-type="float" office:value="67" calcext:value-type="float">
            <text:p>67</text:p>
          </table:table-cell>
          <table:table-cell table:formula="of:=[.I6]/[.B6]" office:value-type="float" office:value="0.741312741312741" calcext:value-type="float">
            <text:p>0.7413127413</text:p>
          </table:table-cell>
          <table:table-cell table:formula="of:=[.H6]/[.B6]" office:value-type="float" office:value="0.756756756756757" calcext:value-type="float">
            <text:p>0.7567567568</text:p>
          </table:table-cell>
        </table:table-row>
        <table:table-row table:style-name="ro1">
          <table:table-cell table:number-columns-repeated="13"/>
          <table:table-cell table:formula="of:=[.I7]/[.B7]" office:value-type="string" office:string-value="" calcext:value-type="error">
            <text:p>#DIV/0!</text:p>
          </table:table-cell>
          <table:table-cell table:formula="of:=[.H7]/[.B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[.I8]/[.B8]" office:value-type="string" office:string-value="" calcext:value-type="error">
            <text:p>#DIV/0!</text:p>
          </table:table-cell>
          <table:table-cell table:formula="of:=[.H8]/[.B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sults//philharmonia_guitar_ESS.txt</text:p>
          </table:table-cell>
          <table:table-cell office:value-type="float" office:value="106" calcext:value-type="float">
            <text:p>106</text:p>
          </table:table-cell>
          <table:table-cell office:value-type="float" office:value="98.7402633226" calcext:value-type="float">
            <text:p>98.7402633226</text:p>
          </table:table-cell>
          <table:table-cell office:value-type="float" office:value="222.481083495" calcext:value-type="float">
            <text:p>222.481083495</text:p>
          </table:table-cell>
          <table:table-cell office:value-type="float" office:value="82" calcext:value-type="float">
            <text:p>82</text:p>
          </table:table-cell>
          <table:table-cell office:value-type="float" office:value="3.67924528302" calcext:value-type="float">
            <text:p>3.679245283</text:p>
          </table:table-cell>
          <table:table-cell office:value-type="float" office:value="5.48333180943" calcext:value-type="float">
            <text:p>5.48333180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93.02288238" calcext:value-type="float">
            <text:p>293.02288238</text:p>
          </table:table-cell>
          <table:table-cell office:value-type="float" office:value="571.411970298" calcext:value-type="float">
            <text:p>571.411970298</text:p>
          </table:table-cell>
          <table:table-cell table:formula="of:=[.B9]-[.I9]" office:value-type="float" office:value="26" calcext:value-type="float">
            <text:p>26</text:p>
          </table:table-cell>
          <table:table-cell table:formula="of:=[.I9]/[.B9]" office:value-type="float" office:value="0.754716981132076" calcext:value-type="float">
            <text:p>0.7547169811</text:p>
          </table:table-cell>
          <table:table-cell table:formula="of:=[.H9]/[.B9]" office:value-type="float" office:value="0.754716981132076" calcext:value-type="float">
            <text:p>0.7547169811</text:p>
          </table:table-cell>
        </table:table-row>
        <table:table-row table:style-name="ro1">
          <table:table-cell office:value-type="string" calcext:value-type="string">
            <text:p>results//philharmonia_violin_ESS.txt</text:p>
          </table:table-cell>
          <table:table-cell office:value-type="float" office:value="1502" calcext:value-type="float">
            <text:p>1502</text:p>
          </table:table-cell>
          <table:table-cell office:value-type="float" office:value="98.6181719752" calcext:value-type="float">
            <text:p>98.6181719752</text:p>
          </table:table-cell>
          <table:table-cell office:value-type="float" office:value="302.688760181" calcext:value-type="float">
            <text:p>302.688760181</text:p>
          </table:table-cell>
          <table:table-cell office:value-type="float" office:value="1269" calcext:value-type="float">
            <text:p>1269</text:p>
          </table:table-cell>
          <table:table-cell office:value-type="float" office:value="2.69840213049" calcext:value-type="float">
            <text:p>2.6984021305</text:p>
          </table:table-cell>
          <table:table-cell office:value-type="float" office:value="4.39179541351" calcext:value-type="float">
            <text:p>4.3917954135</text:p>
          </table:table-cell>
          <table:table-cell office:value-type="float" office:value="1265" calcext:value-type="float">
            <text:p>1265</text:p>
          </table:table-cell>
          <table:table-cell office:value-type="float" office:value="1259" calcext:value-type="float">
            <text:p>1259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910.996292738" calcext:value-type="float">
            <text:p>910.996292738</text:p>
          </table:table-cell>
          <table:table-cell office:value-type="float" office:value="908.924075153" calcext:value-type="float">
            <text:p>908.924075153</text:p>
          </table:table-cell>
          <table:table-cell table:formula="of:=[.B10]-[.I10]" office:value-type="float" office:value="243" calcext:value-type="float">
            <text:p>243</text:p>
          </table:table-cell>
          <table:table-cell table:formula="of:=[.I10]/[.B10]" office:value-type="float" office:value="0.838215712383489" calcext:value-type="float">
            <text:p>0.8382157124</text:p>
          </table:table-cell>
          <table:table-cell table:formula="of:=[.H10]/[.B10]" office:value-type="float" office:value="0.842210386151798" calcext:value-type="float">
            <text:p>0.8422103862</text:p>
          </table:table-cell>
        </table:table-row>
        <table:table-row table:style-name="ro1">
          <table:table-cell table:number-columns-repeated="12"/>
          <table:table-cell table:formula="of:=[.B11]-[.I11]" office:value-type="float" office:value="0" calcext:value-type="float">
            <text:p>0</text:p>
          </table:table-cell>
          <table:table-cell table:formula="of:=[.I11]/[.B11]" office:value-type="string" office:string-value="" calcext:value-type="error">
            <text:p>#DIV/0!</text:p>
          </table:table-cell>
          <table:table-cell table:formula="of:=[.H11]/[.B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2]-[.I12]" office:value-type="float" office:value="0" calcext:value-type="float">
            <text:p>0</text:p>
          </table:table-cell>
          <table:table-cell table:formula="of:=[.I12]/[.B12]" office:value-type="string" office:string-value="" calcext:value-type="error">
            <text:p>#DIV/0!</text:p>
          </table:table-cell>
          <table:table-cell table:formula="of:=[.H12]/[.B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3]-[.I13]" office:value-type="float" office:value="0" calcext:value-type="float">
            <text:p>0</text:p>
          </table:table-cell>
          <table:table-cell table:formula="of:=[.I13]/[.B13]" office:value-type="string" office:string-value="" calcext:value-type="error">
            <text:p>#DIV/0!</text:p>
          </table:table-cell>
          <table:table-cell table:formula="of:=[.H13]/[.B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4]-[.I14]" office:value-type="float" office:value="0" calcext:value-type="float">
            <text:p>0</text:p>
          </table:table-cell>
          <table:table-cell table:formula="of:=[.I14]/[.B14]" office:value-type="string" office:string-value="" calcext:value-type="error">
            <text:p>#DIV/0!</text:p>
          </table:table-cell>
          <table:table-cell table:formula="of:=[.H14]/[.B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5]-[.I15]" office:value-type="float" office:value="0" calcext:value-type="float">
            <text:p>0</text:p>
          </table:table-cell>
          <table:table-cell table:formula="of:=[.I15]/[.B15]" office:value-type="string" office:string-value="" calcext:value-type="error">
            <text:p>#DIV/0!</text:p>
          </table:table-cell>
          <table:table-cell table:formula="of:=[.H15]/[.B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6]-[.I16]" office:value-type="float" office:value="0" calcext:value-type="float">
            <text:p>0</text:p>
          </table:table-cell>
          <table:table-cell table:formula="of:=[.I16]/[.B16]" office:value-type="string" office:string-value="" calcext:value-type="error">
            <text:p>#DIV/0!</text:p>
          </table:table-cell>
          <table:table-cell table:formula="of:=[.H16]/[.B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7]-[.I17]" office:value-type="float" office:value="0" calcext:value-type="float">
            <text:p>0</text:p>
          </table:table-cell>
          <table:table-cell table:formula="of:=[.I17]/[.B17]" office:value-type="string" office:string-value="" calcext:value-type="error">
            <text:p>#DIV/0!</text:p>
          </table:table-cell>
          <table:table-cell table:formula="of:=[.H17]/[.B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8]-[.I18]" office:value-type="float" office:value="0" calcext:value-type="float">
            <text:p>0</text:p>
          </table:table-cell>
          <table:table-cell table:formula="of:=[.I18]/[.B18]" office:value-type="string" office:string-value="" calcext:value-type="error">
            <text:p>#DIV/0!</text:p>
          </table:table-cell>
          <table:table-cell table:formula="of:=[.H18]/[.B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9]-[.I19]" office:value-type="float" office:value="0" calcext:value-type="float">
            <text:p>0</text:p>
          </table:table-cell>
          <table:table-cell table:formula="of:=[.I19]/[.B19]" office:value-type="string" office:string-value="" calcext:value-type="error">
            <text:p>#DIV/0!</text:p>
          </table:table-cell>
          <table:table-cell table:formula="of:=[.H19]/[.B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19])" office:value-type="float" office:value="3438" calcext:value-type="float">
            <text:p>3438</text:p>
          </table:table-cell>
          <table:table-cell table:formula="of:=SUMPRODUCT([.B2:.B19];[.C2:.C19])/[.B20]" office:value-type="float" office:value="184.437007164128" calcext:value-type="float">
            <text:p>184.4370071641</text:p>
          </table:table-cell>
          <table:table-cell/>
          <table:table-cell table:formula="of:=SUM([.E2:.E19])" office:value-type="float" office:value="2822" calcext:value-type="float">
            <text:p>2822</text:p>
          </table:table-cell>
          <table:table-cell table:formula="of:=SUMPRODUCT([.F2:.F19]; [.B2:.B19])/[.B20]" office:value-type="float" office:value="3.88278068644576" calcext:value-type="float">
            <text:p>3.8827806864</text:p>
          </table:table-cell>
          <table:table-cell/>
          <table:table-cell table:formula="of:=SUM([.H2:.H19])" office:value-type="float" office:value="2621" calcext:value-type="float">
            <text:p>2621</text:p>
          </table:table-cell>
          <table:table-cell table:formula="of:=SUM([.I2:.I19])" office:value-type="float" office:value="2361" calcext:value-type="float">
            <text:p>2361</text:p>
          </table:table-cell>
          <table:table-cell table:formula="of:=SUMPRODUCT([.J2:.J19]; [.B2:.B19])/[.B20]" office:value-type="float" office:value="732.626994356902" calcext:value-type="float">
            <text:p>732.6269943569</text:p>
          </table:table-cell>
          <table:table-cell table:formula="of:=SUMPRODUCT([.K2:.K19]; [.I2:.I19])/[.I20]" office:value-type="float" office:value="670.33343928127" calcext:value-type="float">
            <text:p>670.3334392813</text:p>
          </table:table-cell>
          <table:table-cell table:formula="of:=SUMPRODUCT([.M2:.M19]; [.L2:.L19])/[.M20]" office:value-type="float" office:value="869.186960497644" calcext:value-type="float">
            <text:p>869.1869604976</text:p>
          </table:table-cell>
          <table:table-cell table:formula="of:=SUM([.M2:.M19])" office:value-type="float" office:value="1077" calcext:value-type="float">
            <text:p>1077</text:p>
          </table:table-cell>
          <table:table-cell table:formula="of:=[.I20]/[.B20]" office:value-type="float" office:value="0.68673647469459" calcext:value-type="float">
            <text:p>0.6867364747</text:p>
          </table:table-cell>
          <table:table-cell table:formula="of:=[.H20]/[.B20]" office:value-type="float" office:value="0.762361838278069" calcext:value-type="float">
            <text:p>0.762361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Nimbus Sans L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08:58:20.553078202</dc:date>
    <meta:editing-duration>PT12M22S</meta:editing-duration>
    <meta:editing-cycles>3</meta:editing-cycles>
    <meta:generator>LibreOffice/4.4.7.2$Linux_X86_64 LibreOffice_project/40m0$Build-2</meta:generator>
    <meta:document-statistic meta:table-count="1" meta:cell-count="164" meta:object-count="0"/>
  </office:meta>
</office:document-meta>
</file>